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68464" officeooo:paragraph-rsid="00068464"/>
    </style:style>
    <style:style style:name="P2" style:family="paragraph" style:parent-style-name="Standard">
      <style:paragraph-properties fo:line-height="200%"/>
      <style:text-properties officeooo:rsid="00089985" officeooo:paragraph-rsid="0009e0d1"/>
    </style:style>
    <style:style style:name="P3" style:family="paragraph" style:parent-style-name="Standard">
      <style:paragraph-properties fo:line-height="200%"/>
      <style:text-properties officeooo:rsid="0009e0d1" officeooo:paragraph-rsid="0009e0d1"/>
    </style:style>
    <style:style style:name="T1" style:family="text">
      <style:text-properties officeooo:rsid="0006a0c0"/>
    </style:style>
    <style:style style:name="T2" style:family="text">
      <style:text-properties officeooo:rsid="0009b336"/>
    </style:style>
    <style:style style:name="T3" style:family="text">
      <style:text-properties officeooo:rsid="0009e0d1"/>
    </style:style>
    <style:style style:name="T4" style:family="text">
      <style:text-properties officeooo:rsid="000b67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project we set out to create is of the client-server model, where <text:span text:style-name="T1">a server communicates to a distributed set of computers and coordinates the card game Crazy Eights with them. The following report will explain how our program is designed, what we did to test it, and what we did to polish our project.</text:span></text:p>
      <text:p text:style-name="P2"><text:tab/><text:span text:style-name="T3">In our implementation, we used Java with sockets. </text:span>The project consists of the <text:span text:style-name="T3">Java</text:span> programs Server, Client, Deck, Card, and AI. Server is responsible for <text:span text:style-name="T2">creating a deck of cards using the Deck class, and taking advantage of all the methods that it provides, such as shuffle(), draw(), topDiscardCard(), and discard(Card). Once the server starts, it prompts the user with "How many players? 1 for playing against AI" and "Number of Draws before skipping to next person? <text:s/>num &lt;= 0 : for unlimited drawing" and waits for all clients to connect. The client then connects using server's IP address and port, and receives 8 cards from Server. The server will pick who's turn it is and show the top discarded card to them before the client gets to pick which card to play. The first client to run out of card wins the game.</text:span></text:p>
      <text:p text:style-name="P3"><text:tab/><text:span text:style-name="T4">For testing the project at home, we used the integrated development environment IntelliJ IDEA because it made debugging fast and easy. Once we were comfortable with how it ran on our own machines, we decided to test it on multiple machines at the GS930 lab. The server and clients connected flawlessly with each other, and we tested up to 4 machines to verify that it worked. In the diagram below, you can see how the server and client communicate with each 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gan </meta:initial-creator>
    <meta:creation-date>2015-05-06T12:22:24.831052640</meta:creation-date>
    <dc:date>2015-05-06T14:15:19.185596433</dc:date>
    <dc:creator>Kegan </dc:creator>
    <meta:editing-duration>PT1M52S</meta:editing-duration>
    <meta:editing-cycles>1</meta:editing-cycles>
    <meta:document-statistic meta:table-count="0" meta:image-count="0" meta:object-count="0" meta:page-count="1" meta:paragraph-count="3" meta:word-count="282" meta:character-count="1590" meta:non-whitespace-character-count="1307"/>
    <meta:generator>LibreOffice/4.2.8.2$Linux_X86_64 LibreOffice_project/420m0$Build-2</meta:generator>
  </office:meta>
</office:document-meta>
</file>